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249cm" fo:margin-left="-0.199cm" fo:margin-top="0cm" fo:margin-bottom="0cm" table:align="left" style:writing-mode="lr-tb"/>
    </style:style>
    <style:style style:name="Tableau1.A" style:family="table-column">
      <style:table-column-properties style:column-width="3.249cm"/>
    </style:style>
    <style:style style:name="Tableau1.B" style:family="table-column">
      <style:table-column-properties style:column-width="3.246cm"/>
    </style:style>
    <style:style style:name="Tableau1.E" style:family="table-column">
      <style:table-column-properties style:column-width="3.256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1" style:list-style-name="WWNum5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6" style:family="paragraph">
      <style:paragraph-properties fo:text-align="center"/>
    </style:style>
    <style:style style:name="T1" style:family="text">
      <style:text-properties style:language-asian="fr" style:country-asian="FR" style:font-name-complex="F"/>
    </style:style>
    <style:style style:name="T2" style:family="text">
      <style:text-properties text:display="true"/>
    </style:style>
    <style:style style:name="T3" style:family="text">
      <style:text-properties fo:font-size="20pt" fo:font-weight="bold" style:font-size-asian="20pt" style:font-weight-asian="bold"/>
    </style:style>
    <style:style style:name="T4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Contents_20_Heading">Contenu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Toc400487142" text:style-name="Index_20_Link" text:visited-style-name="Index_20_Link">I.</text:a><text:a xlink:type="simple" xlink:href="#_Toc400487142" text:style-name="Index_20_Link" text:visited-style-name="Index_20_Link"><text:span text:style-name="T1"><text:tab/></text:span></text:a><text:a xlink:type="simple" xlink:href="#_Toc400487142" text:style-name="Index_20_Link" text:visited-style-name="Index_20_Link">Ordre du jour</text:a><text:a xlink:type="simple" xlink:href="#_Toc400487142" text:style-name="Index_20_Link" text:visited-style-name="Index_20_Link"><text:span text:style-name="T2"><text:tab/>2</text:span></text:a></text:p>
          <text:p text:style-name="P5"><text:a xlink:type="simple" xlink:href="#_Toc400487143" text:style-name="Index_20_Link" text:visited-style-name="Index_20_Link">II.</text:a><text:a xlink:type="simple" xlink:href="#_Toc400487143" text:style-name="Index_20_Link" text:visited-style-name="Index_20_Link"><text:span text:style-name="T1"><text:tab/></text:span></text:a><text:a xlink:type="simple" xlink:href="#_Toc400487143" text:style-name="Index_20_Link" text:visited-style-name="Index_20_Link">R.I.D.A.</text:a><text:a xlink:type="simple" xlink:href="#_Toc400487143" text:style-name="Index_20_Link" text:visited-style-name="Index_20_Link"><text:span text:style-name="T2"><text:tab/>3</text:span></text:a></text:p>
          <text:p text:style-name="Standard"/>
        </text:index-body>
      </text:table-of-content>
      <text:p text:style-name="Standard"/>
      <text:p text:style-name="Standard"/>
      <text:list xml:id="list2261252324272186249" text:style-name="WWNum5">
        <text:list-item>
          <text:h text:style-name="P4" text:outline-level="1"><text:bookmark-start text:name="_Toc400487142"/>Ordre du jour<text:bookmark-end text:name="_Toc400487142"/></text:h>
        </text:list-item>
      </text:list>
      <text:p text:style-name="Standard"/>
      <text:p text:style-name="P1"/>
      <text:list xml:id="list130627141164997" text:continue-numbering="true" text:style-name="WWNum5">
        <text:list-item>
          <text:h text:style-name="P4" text:outline-level="1"><text:bookmark-start text:name="_Toc400487143"/>R.I.D.A.<text:bookmark-end text:name="_Toc400487143"/></text:h>
        </text:list-item>
      </text:list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 table:number-columns-repeated="2"/>
        <table:table-column table:style-name="Tableau1.E"/>
        <table:table-row table:style-name="Tableau1.1">
          <table:table-cell table:style-name="Tableau1.A1" office:value-type="string">
            <text:p text:style-name="P2">Titre</text:p>
          </table:table-cell>
          <table:table-cell table:style-name="Tableau1.A1" office:value-type="string">
            <text:p text:style-name="P2">Type IDA</text:p>
          </table:table-cell>
          <table:table-cell table:style-name="Tableau1.A1" office:value-type="string">
            <text:p text:style-name="P2">Acteur</text:p>
          </table:table-cell>
          <table:table-cell table:style-name="Tableau1.A1" office:value-type="string">
            <text:p text:style-name="P2">Date d’échéance</text:p>
          </table:table-cell>
          <table:table-cell table:style-name="Tableau1.A1" office:value-type="string">
            <text:p text:style-name="P2">Commentaire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  <text:p text:style-name="Standard"/>
      <text:list xml:id="list130625988945202" text:continue-numbering="true" text:style-name="WWNum5">
        <text:list-item>
          <text:h text:style-name="P4" text:outline-level="1">Documents additionnels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T1" style:family="text">
      <style:text-properties fo:font-size="20pt" fo:font-weight="bold" style:font-size-asian="20pt" style:font-weight-asian="bol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29cm" fo:margin-bottom="0.829cm" fo:margin-left="0.829cm" fo:margin-right="0.829cm" fo:border="0.51pt solid #00000a" fo:padding="1.65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51pt solid #00000a" fo:padding-top="0.402cm" fo:padding-bottom="1.653cm" fo:padding-left="1.653cm" fo:padding-right="1.65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tab/><text:span text:style-name="MT1">Compte rendu</text:span></text:p>
        <text:p text:style-name="Header">Date de création :<text:tab/>Date de mise à jour :</text:p>
        <text:p text:style-name="Header">Auteurs :</text:p>
        <text:p text:style-name="Header">Participants :</text:p>
        <text:p text:style-name="Header">Liste de diffusion :</text:p>
        <text:p text:style-name="Header">Lieu :</text:p>
        <text:p text:style-name="Header">Titre :<text:tab/><text:tab/>[ Logo ]</text:p>
        <text:p text:style-name="Header">Objectifs de la réunion :</text:p>
        <text:p text:style-name="Header">Etat du document :</text:p>
        <text:p text:style-name="Header"><draw:rect text:anchor-type="as-char" svg:y="0cm" draw:z-index="0" draw:style-name="Mgr1" draw:text-style-name="MP1" svg:width="0.003cm" svg:height="0.071cm"><text:p/></draw:rect></text:p>
      </style:header>
      <style:header-first>
        <text:p text:style-name="Header"><text:tab/><text:span text:style-name="MT1">Compte rendu</text:span></text:p>
        <text:p text:style-name="Header"/>
        <text:p text:style-name="Header"><text:span text:style-name="MT1"/></text:p>
        <text:p text:style-name="Header">Date de création :<text:tab/>Date de mise à jour :</text:p>
        <text:p text:style-name="Header">Auteurs :</text:p>
        <text:p text:style-name="Header">Participants :</text:p>
        <text:p text:style-name="Header">Liste de diffusion :</text:p>
        <text:p text:style-name="Header">Lieu :</text:p>
        <text:p text:style-name="Header">Titre :<text:tab/><text:tab/>[ Logo ]</text:p>
        <text:p text:style-name="Header">Objectifs de la réunion :</text:p>
        <text:p text:style-name="Header">Etat du document :</text:p>
        <text:p text:style-name="Header"><draw:rect text:anchor-type="as-char" svg:y="0cm" draw:z-index="1" draw:style-name="Mgr1" draw:text-style-name="MP1" svg:width="0.003cm" svg:height="0.071cm"><text:p/></draw:rect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</meta:initial-creator>
    <meta:editing-cycles>9</meta:editing-cycles>
    <meta:creation-date>2014-10-07T20:34:00</meta:creation-date>
    <dc:date>2014-10-14T13:06:25.290674909</dc:date>
    <meta:editing-duration>PT40S</meta:editing-duration>
    <meta:generator>LibreOffice/4.2.6.3$Linux_X86_64 LibreOffice_project/420m0$Build-3</meta:generator>
    <meta:document-statistic meta:table-count="1" meta:image-count="0" meta:object-count="0" meta:page-count="4" meta:paragraph-count="31" meta:word-count="97" meta:character-count="460" meta:non-whitespace-character-count="3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